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.6cm" fo:margin-right="0.3cm" fo:text-indent="0cm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718cm" fo:min-width="0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2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Врезка 1" draw:style-name="gr2" draw:text-style-name="P2" svg:width="14.001cm" svg:height="2.001cm" svg:x="0.76cm" svg:y="0.071cm"><draw:text-box><text:p text:style-name="P1">ВНИМАНИЕ! Для снятия чехла, <text:span text:style-name="T1">первыми</text:span> выкрутить винты на <text:span text:style-name="T1">боковой стенке</text:span> кожуха! Соблюдать полярность питания! Отключать питание при хранении! Использовать предохранитель с номиналом 4 ампера! Настройку антенны сначала производить на прием!</text:p></draw:text-box></draw:frame><draw:custom-shape text:anchor-type="paragraph" draw:z-index="1" draw:name="Фигура 1" draw:style-name="gr1" svg:width="0.421cm" svg:height="1.717cm" svg:x="0.863cm" svg:y="0.192cm"><text:p/><draw:enhanced-geometry svg:viewBox="0 0 21600 21600" draw:text-areas="0 0 21600 21600" draw:mirror-horizontal="true" draw:type="pentagon-right" draw:modifiers="3705.4393305439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6:10:14.594000000</meta:creation-date>
    <dc:date>2024-02-15T06:23:38.307000000</dc:date>
    <meta:editing-duration>PT13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